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officeooo:rsid="000a5a92" officeooo:paragraph-rsid="000a5a92"/>
    </style:style>
    <style:style style:name="P7" style:family="paragraph" style:parent-style-name="Chapter_20_Title" style:master-page-name="First_20_Page">
      <style:paragraph-properties style:page-number="auto"/>
    </style:style>
    <style:style style:name="P8" style:family="paragraph">
      <style:paragraph-properties fo:margin-top="0in" fo:margin-bottom="0.0835in" style:writing-mode="lr-tb"/>
    </style:style>
    <style:style style:name="P9" style:family="paragraph">
      <style:paragraph-properties fo:margin-top="0in" fo:margin-bottom="0in" style:text-autospace="none" style:writing-mode="lr-tb"/>
    </style:style>
    <style:style style:name="P10" style:family="paragraph">
      <style:paragraph-properties style:writing-mode="lr-tb"/>
    </style:style>
    <style:style style:name="T1" style:family="text">
      <style:text-properties officeooo:rsid="000ca280"/>
    </style:style>
    <style:style style:name="T2" style:family="text">
      <style:text-properties fo:language="en" fo:country="US"/>
    </style:style>
    <style:style style:name="T3" style:family="text">
      <style:text-properties fo:language="en" fo:country="US" officeooo:rsid="000ca280"/>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fo:font-weight="bold" style:font-weight-asian="bold"/>
    </style:style>
    <style:style style:name="T8" style:family="text">
      <style:text-properties fo:font-weight="bold" style:font-name-asian="TheSansMonoConNormal"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style:font-name="Times" style:language-asian="en" style:country-asian="US" style:font-name-complex="Times" text:display="true"/>
    </style:style>
    <style:style style:name="T11" style:family="text">
      <style:text-properties fo:language="en" fo:country="US"/>
    </style:style>
    <style:style style:name="T12" style:family="text">
      <style:text-properties fo:language="en" fo:country="US" style:font-name-complex="TheSansMonoCondensed-Bold"/>
    </style:style>
    <style:style style:name="T13" style:family="text">
      <style:text-properties fo:language="en" fo:country="US" officeooo:rsid="000ca280"/>
    </style:style>
    <style:style style:name="T14" style:family="text">
      <style:text-properties style:font-name="Utopia-Bold" fo:language="en" fo:country="US" style:font-name-complex="Utopia-Bold"/>
    </style:style>
    <style:style style:name="T15" style:family="text">
      <style:text-properties style:font-name="TheSansMonoCondensed-Bold" fo:language="en" fo:country="US" style:font-name-complex="TheSansMonoCondensed-Bold"/>
    </style:style>
    <style:style style:name="T16" style:family="text">
      <style:text-properties fo:font-style="normal" fo:font-weight="bold" style:font-style-asian="normal" style:font-weight-asian="bold"/>
    </style:style>
    <style:style style:name="T17" style:family="text">
      <style:text-properties style:font-name-asian="TheSansMonoConNormal"/>
    </style:style>
    <style:style style:name="T18" style:family="text">
      <style:text-properties style:font-name="TheSansMonoCondensed-SemiLightI" style:font-name-complex="TheSansMonoCondensed-SemiLightI"/>
    </style:style>
    <style:style style:name="T19" style:family="text">
      <style:text-properties style:font-name-complex="TheSansMonoCondensed-SemiLightI"/>
    </style:style>
    <style:style style:name="T20" style:family="text">
      <style:text-properties officeooo:rsid="000c7234"/>
    </style:style>
    <style:style style:name="T21" style:family="text">
      <style:text-properties officeooo:rsid="000ca280"/>
    </style:style>
    <style:style style:name="T22" style:family="text">
      <style:text-properties officeooo:rsid="000ced8c"/>
    </style:style>
    <style:style style:name="T23" style:family="text">
      <style:text-properties officeooo:rsid="000d095d"/>
    </style:style>
    <style:style style:name="T24"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25"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26"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27"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34080544" text:id="ct134080544">
          <text:insertion>
            <office:change-info>
              <dc:creator>Ray Lischner</dc:creator>
              <dc:date>2013-11-09T00:09:00</dc:date>
            </office:change-info>
          </text:insertion>
        </text:changed-region>
        <text:changed-region xml:id="ct134306864" text:id="ct134306864">
          <text:deletion>
            <office:change-info>
              <dc:creator>Ray Lischner</dc:creator>
              <dc:date>2013-11-09T00:09:00</dc:date>
            </office:change-info>
            <text:p text:style-name="Body_20_Text_20_First"><text:span text:style-name="T1">3</text:span></text:p>
          </text:deletion>
        </text:changed-region>
        <text:changed-region xml:id="ct121621392" text:id="ct121621392">
          <text:insertion>
            <office:change-info>
              <dc:creator>Ray Lischner</dc:creator>
              <dc:date>2013-11-03T10:29:00</dc:date>
            </office:change-info>
          </text:insertion>
        </text:changed-region>
        <text:changed-region xml:id="ct131424928" text:id="ct131424928">
          <text:deletion>
            <office:change-info>
              <dc:creator>Ray Lischner</dc:creator>
              <dc:date>2013-11-09T00:14:00</dc:date>
            </office:change-info>
            <text:p text:style-name="Text_20_body"><text:span text:style-name="T2"><text:s/>(Another form exists that converts a type that I have not covered yet.)</text:span></text:p>
          </text:deletion>
        </text:changed-region>
        <text:changed-region xml:id="ct138080672" text:id="ct138080672">
          <text:insertion>
            <office:change-info>
              <dc:creator>Ray Lischner</dc:creator>
              <dc:date>2013-11-09T00:18:00</dc:date>
            </office:change-info>
          </text:insertion>
        </text:changed-region>
        <text:changed-region xml:id="ct101886816" text:id="ct101886816">
          <text:deletion>
            <office:change-info>
              <dc:creator>Ray Lischner</dc:creator>
              <dc:date>2013-11-09T00:18:00</dc:date>
            </office:change-info>
            <text:p text:style-name="Text_20_body"><text:span text:style-name="T3">8</text:span></text:p>
          </text:deletion>
        </text:changed-region>
        <text:changed-region xml:id="ct136392976" text:id="ct136392976">
          <text:deletion>
            <office:change-info>
              <dc:creator>Ray Lischner</dc:creator>
              <dc:date>2013-11-09T00:35:00</dc:date>
            </office:change-info>
            <text:p text:style-name="Code">set</text:p>
          </text:deletion>
        </text:changed-region>
        <text:changed-region xml:id="ct137670800" text:id="ct137670800">
          <text:insertion>
            <office:change-info>
              <dc:creator>Ray Lischner</dc:creator>
              <dc:date>2013-11-09T00:35:00</dc:date>
            </office:change-info>
          </text:insertion>
        </text:changed-region>
        <text:changed-region xml:id="ct140135136" text:id="ct140135136">
          <text:insertion>
            <office:change-info>
              <dc:creator>Ray Lischner</dc:creator>
              <dc:date>2013-11-09T00:36:00</dc:date>
            </office:change-info>
          </text:insertion>
        </text:changed-region>
        <text:changed-region xml:id="ct128763360" text:id="ct128763360">
          <text:deletion>
            <office:change-info>
              <dc:creator>Ray Lischner</dc:creator>
              <dc:date>2013-11-09T00:36:00</dc:date>
            </office:change-info>
            <text:p text:style-name="Results">4</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ext:span text:style-name="Comment_20_Reference"><text:span text:style-name="T9"><office:annotation><dc:creator>Fabio Claudio Ferracchiati</dc:creator><dc:date>2013-10-07T15:29:00</dc:date><text:p text:style-name="P8"><text:span text:style-name="T24">I’ve not understand why you didn’t provide the code of the conversion_error.hpp file avoiding the possibility to compile the code and understand better what you have explained. Is it so long?</text:span></text:p></office:annotation></text:span></text:span> I/O</text:p>
      <text:p text:style-name="Body_20_Text_20_First">Input and output have two basic flavors: text and binary. Binary I/O introduces subtleties that are beyond the scope of this book; so all discussion of I/O herein is text-oriented. This Exploration presents a variety of topics related to textual I/O. You’ve already seen how the input and output operators work with the built-in types as well as with the standard library types when it makes sense. You’ve also seen how you can write your own I/O operators for custom types. This Exploration shows some additional details about file modes, reading and writing strings, and converting values to and from strings.</text:p>
      <text:h text:style-name="Heading_20_1" text:outline-level="1">File Modes</text:h>
      <text:p text:style-name="Body_20_Text_20_First">Exploration 14 briefly introduced the file stream classes, <text:span text:style-name="Code_20_Inline">ifstream</text:span> and <text:span text:style-name="Code_20_Inline">ofstream</text:span>. The basic behavior is to take a file name and open it. You have a little more control than that by passing a second argument, which is a file mode. The default mode for an <text:span text:style-name="Code_20_Inline">ifstream</text:span> is <text:span text:style-name="Code_20_Inline">std::ios_base::in</text:span>, which opens the file for input. The default mode for <text:span text:style-name="Code_20_Inline">ofstream</text:span> is <text:span text:style-name="Code_20_Inline">std::ios_base::out</text:span> <text:span text:style-name="Code_20_Inline">|</text:span> <text:span text:style-name="Code_20_Inline">std::ios_base::trunc</text:span>. (The <text:span text:style-name="Code_20_Inline">|</text:span> operator combines certain values, such as modes. Exploration 6<text:change-start text:change-id="ct134080544"/><text:span text:style-name="T1">4</text:span><text:change-end text:change-id="ct134080544"/><text:change text:change-id="ct134306864"/> will cover this in depth.) The <text:span text:style-name="Code_20_Inline">out</text:span> mode opens the file for output. If the file doesn’t exist, it is created. The <text:span text:style-name="Code_20_Inline">trunc</text:span> mode means to truncate the file so you always start with an empty file. If you explicitly specify the mode and omit <text:span text:style-name="Code_20_Inline">trunc</text:span>, the old contents (if any) remain. Therefore, by default, writing to the output stream overwrites the old contents. If you want to position the stream at the end of the old contents, use the <text:span text:style-name="Code_20_Inline">ate</text:span> mode (short for at-end), which sets the stream’s initial position to the end of the existing file contents. The default is to position the stream at the start of the file.</text:p>
      <text:p text:style-name="Text_20_body"><text:span text:style-name="T2">Another useful mode for output is </text:span><text:span text:style-name="Code_20_Inline"><text:span text:style-name="T2">app</text:span></text:span><text:span text:style-name="T2"> (short for append), which causes every write to append to the file. That is, </text:span><text:span text:style-name="Code_20_Inline"><text:span text:style-name="T2">app</text:span></text:span><text:span text:style-name="T2"> affects every write, whereas </text:span><text:span text:style-name="Code_20_Inline"><text:span text:style-name="T2">ate</text:span></text:span><text:span text:style-name="T2"> affects only the starting position. The </text:span><text:span text:style-name="Code_20_Inline"><text:span text:style-name="T2">app</text:span></text:span><text:span text:style-name="T2"> mode is useful when writing to a log file.</text:span></text:p>
      <text:p text:style-name="Text_20_body"><text:span text:style-name="Strong_20_Emphasis"><text:span text:style-name="T14">Write a </text:span></text:span><text:span text:style-name="Strong_20_Emphasis"><text:span text:style-name="T15">debug()</text:span></text:span><text:span text:style-name="Strong_20_Emphasis"><text:span text:style-name="T14"> function that takes a single string as an argument and writes that string to a file named “debug.txt”.</text:span></text:span><text:span text:style-name="T2"> Listing 56-1 shows the header that declares the function.</text:span></text:p>
      <text:p text:style-name="Code_20_Caption"><text:span text:style-name="T16">Listing 56-1.</text:span> Header That Declares a Trivial Debugging Function</text:p>
      <text:p text:style-name="Code">#ifndef DEBUG_HPP_</text:p>
      <text:p text:style-name="Code">#define DEBUG_HPP_</text:p>
      <text:p text:style-name="Code"/>
      <text:p text:style-name="Code">#include &lt;string&gt;</text:p>
      <text:p text:style-name="Code"/>
      <text:p text:style-name="Code"><text:soft-page-break/>/** @brief Write a debug message to the file @c "debug.txt"</text:p>
      <text:p text:style-name="Code"><text:span text:style-name="T17"><text:s/></text:span>* @param msg The message to write</text:p>
      <text:p text:style-name="Code"><text:span text:style-name="T17"><text:s/></text:span>*/</text:p>
      <text:p text:style-name="Code">void debug(std::string const&amp; msg);</text:p>
      <text:p text:style-name="Code"/>
      <text:p text:style-name="Code">#endif</text:p>
      <text:p text:style-name="Text_20_body"><text:span text:style-name="T2">Append every log message to the file, terminating each message with a newline. To ensure that the debugging information is properly recorded, even if the program crashes, open the file anew every time the </text:span><text:span text:style-name="Code_20_Inline"><text:span text:style-name="T2">debug()</text:span></text:span><text:span text:style-name="T2"> function is called. Listing 56-2 shows my solution.</text:span></text:p>
      <text:p text:style-name="Code_20_Caption"><text:span text:style-name="T16">Listing 56-2.</text:span> Implementing the Debug Function</text:p>
      <text:p text:style-name="Code">#include &lt;fstream&gt;</text:p>
      <text:p text:style-name="Code">#include &lt;ostream&gt;<text:change-start text:change-id="ct121621392"/></text:p>
      <text:p text:style-name="P6">#include &lt;stdexcept&gt;<text:change-end text:change-id="ct121621392"/></text:p>
      <text:p text:style-name="Code">#include &lt;string&gt;</text:p>
      <text:p text:style-name="Code">#include "debug.hpp"</text:p>
      <text:p text:style-name="Code"/>
      <text:p text:style-name="Code">void debug(std::string const&amp; str)</text:p>
      <text:p text:style-name="Code">{</text:p>
      <text:p text:style-name="Code"><text:span text:style-name="T17"><text:s text:c="3"/></text:span>std::ofstream stream{"debug.txt", std::ios_base::out | std::ios_base::app};</text:p>
      <text:p text:style-name="Code"><text:span text:style-name="T17"><text:s text:c="3"/></text:span>if (not stream)</text:p>
      <text:p text:style-name="Code"><text:span text:style-name="T17"><text:s text:c="6"/></text:span>throw std::runtime_error("cannot open debug.txt");</text:p>
      <text:p text:style-name="Code"><text:span text:style-name="T17"><text:s text:c="3"/></text:span>stream.exceptions(std::ios_base::failbit);</text:p>
      <text:p text:style-name="Code"><text:span text:style-name="T17"><text:s text:c="3"/></text:span>stream &lt;&lt; str &lt;&lt; '\n';</text:p>
      <text:p text:style-name="Code"><text:span text:style-name="T17"><text:s text:c="3"/></text:span>stream.close();</text:p>
      <text:p text:style-name="Code">}<text:span text:style-name="Comment_20_Reference"><text:span text:style-name="T10"><office:annotation><dc:creator>Fabio Claudio Ferracchiati</dc:creator><dc:date>2013-10-07T15:20:00</dc:date><text:p text:style-name="P8"><text:span text:style-name="T25">Compiler error:</text:span></text:p><text:p text:style-name="P8"><text:span text:style-name="T25"/></text:p><text:p text:style-name="P9"><text:span text:style-name="T26">$ g++ -o myprog -pedantic -std=c++11 source.cpp</text:span></text:p><text:p text:style-name="P9"><text:span text:style-name="T26">source.cpp: In function ‘void debug(const string&amp;)’:</text:span></text:p><text:p text:style-name="P9"><text:span text:style-name="T26">source.cpp:10:13: error: ‘runtime_error’ is not a member of ‘std’</text:span></text:p><text:p text:style-name="P9"><text:span text:style-name="T26"><text:s text:c="7"/></text:span><text:span text:style-name="T26">throw std::runtime_error("cannot open debug.txt");</text:span></text:p><text:p text:style-name="P9"><text:span text:style-name="T26"><text:s text:c="13"/></text:span><text:span text:style-name="T27">^</text:span></text:p><text:p text:style-name="P8"><text:span text:style-name="T25"/></text:p></office:annotation></text:span></text:span></text:p>
      <text:h text:style-name="Heading_20_1" text:outline-level="1">String Streams</text:h>
      <text:p text:style-name="Body_20_Text_20_First">In addition to file streams, C++ offers string streams. The <text:span text:style-name="Code_20_Inline">&lt;sstream&gt;</text:span> header defines <text:span text:style-name="Code_20_Inline">istringstream</text:span> and <text:span text:style-name="Code_20_Inline">ostringstream</text:span>. A string stream reads from and writes to a <text:span text:style-name="Code_20_Inline">std::string</text:span> object. For input, supply the string as an argument to the <text:span text:style-name="Code_20_Inline">istringstream</text:span> constructor. For output, you can supply a string object, but the more common usage is to let the stream create and manage the string for you. The stream appends to the string, allowing the string to grow as needed. After you are finished writing to the stream, call the <text:span text:style-name="Code_20_Inline">str()</text:span> member function to retrieve the final string.</text:p>
      <text:p text:style-name="P5">Suppose you need to read pairs of numbers from a file, representing a car’s odometer reading and the amount of fuel needed to fill the tank. The program computes the miles-per-gallon (or liters-per-kilometer if you prefer) at each fill-up, and overall. The file format is simple: each line has the odometer reading followed by the fuel amount on one line, separated by whitespace.</text:p>
      <text:p text:style-name="Text_20_body"><text:span text:style-name="Strong_20_Emphasis"><text:span text:style-name="T14">Write the program.</text:span></text:span><text:span text:style-name="Strong_20_Emphasis"><text:span text:style-name="T2"> </text:span></text:span><text:span text:style-name="T2">Listing 56-3 demonstrates the miles-per-gallon approach.</text:span></text:p>
      <text:p text:style-name="Code_20_Caption"><text:span text:style-name="T16">Listing 56-3.</text:span> Computing Miles-Per-Gallon</text:p>
      <text:p text:style-name="Code">#include &lt;iostream&gt;</text:p>
      <text:p text:style-name="Code"/>
      <text:p text:style-name="Code">int main()</text:p>
      <text:p text:style-name="Code">{</text:p>
      <text:p text:style-name="Code"><text:soft-page-break/><text:span text:style-name="T17"><text:s text:c="3"/></text:span>double total_fuel{0.0};</text:p>
      <text:p text:style-name="Code"><text:span text:style-name="T17"><text:s text:c="3"/></text:span>double total_distance{0.0};</text:p>
      <text:p text:style-name="Code"><text:span text:style-name="T17"><text:s text:c="3"/></text:span>double prev_odometer{0.0};</text:p>
      <text:p text:style-name="Code"><text:span text:style-name="T17"><text:s text:c="3"/></text:span>double fuel{}, odometer{};</text:p>
      <text:p text:style-name="Code"><text:span text:style-name="T17"><text:s text:c="3"/></text:span>while (std::cin &gt;&gt; odometer &gt;&gt; fuel)</text:p>
      <text:p text:style-name="Code"><text:span text:style-name="T17"><text:s text:c="3"/></text:span>{</text:p>
      <text:p text:style-name="Code"><text:span text:style-name="T17"><text:s text:c="6"/></text:span>if (fuel != 0)</text:p>
      <text:p text:style-name="Code"><text:span text:style-name="T17"><text:s text:c="6"/></text:span>{</text:p>
      <text:p text:style-name="Code"><text:span text:style-name="T17"><text:s text:c="9"/></text:span>double distance{odometer - prev_odometer};</text:p>
      <text:p text:style-name="Code"><text:span text:style-name="T17"><text:s text:c="9"/></text:span>std::cout &lt;&lt; distance / fuel &lt;&lt; '\n';</text:p>
      <text:p text:style-name="Code"><text:span text:style-name="T17"><text:s text:c="9"/></text:span>total_fuel += fuel;</text:p>
      <text:p text:style-name="Code"><text:span text:style-name="T17"><text:s text:c="9"/></text:span>total_distance += distance;</text:p>
      <text:p text:style-name="Code"><text:span text:style-name="T17"><text:s text:c="9"/></text:span>prev_odometer = odometer;</text:p>
      <text:p text:style-name="Code"><text:span text:style-name="T17"><text:s text:c="6"/></text:span>}</text:p>
      <text:p text:style-name="Code"><text:span text:style-name="T17"><text:s text:c="3"/></text:span>}</text:p>
      <text:p text:style-name="Code"><text:span text:style-name="T17"><text:s text:c="3"/></text:span>if (total_fuel != 0)</text:p>
      <text:p text:style-name="Code"><text:span text:style-name="T17"><text:s text:c="6"/></text:span>std::cout &lt;&lt; "Net MPG=" &lt;&lt; total_distance / total_fuel &lt;&lt; '\n';</text:p>
      <text:p text:style-name="Code">}</text:p>
      <text:p text:style-name="P5">Listing 56-4 shows the equivalent program, but computing liters-per-kilometer. For the remainder of this Exploration, I will use miles-per-gallon; Readers who don’t use this method can consult the files that accompany the book for liters-per-kilometer.</text:p>
      <text:p text:style-name="Code_20_Caption"><text:span text:style-name="T16">Listing 56-4.</text:span> Computing Liters-Per-Kilometer</text:p>
      <text:p text:style-name="Code">#include &lt;iostream&gt;</text:p>
      <text:p text:style-name="Code"/>
      <text:p text:style-name="Code">int main()</text:p>
      <text:p text:style-name="Code">{</text:p>
      <text:p text:style-name="Code"><text:span text:style-name="T17"><text:s text:c="3"/></text:span>double total_fuel{0.0};</text:p>
      <text:p text:style-name="Code"><text:span text:style-name="T17"><text:s text:c="3"/></text:span>double total_distance{0.0};</text:p>
      <text:p text:style-name="Code"><text:span text:style-name="T17"><text:s text:c="3"/></text:span>double prev_odometer{0.0};</text:p>
      <text:p text:style-name="Code"><text:span text:style-name="T17"><text:s text:c="3"/></text:span>double fuel{}, odometer{};</text:p>
      <text:p text:style-name="Code"><text:span text:style-name="T17"><text:s text:c="3"/></text:span>while (std::cin &gt;&gt; odometer &gt;&gt; fuel)</text:p>
      <text:p text:style-name="Code"><text:span text:style-name="T17"><text:s text:c="3"/></text:span>{</text:p>
      <text:p text:style-name="Code"><text:span text:style-name="T17"><text:s text:c="6"/></text:span>double distance{odometer - prev_odometer};</text:p>
      <text:p text:style-name="Code"><text:span text:style-name="T17"><text:s text:c="6"/></text:span>if (distance != 0)</text:p>
      <text:p text:style-name="Code"><text:span text:style-name="T17"><text:s text:c="6"/></text:span>{</text:p>
      <text:p text:style-name="Code"><text:span text:style-name="T17"><text:s text:c="9"/></text:span>std::cout &lt;&lt; fuel / distance &lt;&lt; '\n';</text:p>
      <text:p text:style-name="Code"><text:span text:style-name="T17"><text:s text:c="9"/></text:span>total_fuel += fuel;</text:p>
      <text:p text:style-name="Code"><text:span text:style-name="T17"><text:s text:c="9"/></text:span>total_distance += distance;</text:p>
      <text:p text:style-name="Code"><text:span text:style-name="T17"><text:s text:c="9"/></text:span>prev_odometer = odometer;</text:p>
      <text:p text:style-name="Code"><text:span text:style-name="T17"><text:s text:c="6"/></text:span>}</text:p>
      <text:p text:style-name="Code"><text:span text:style-name="T17"><text:s text:c="3"/></text:span>}</text:p>
      <text:p text:style-name="Code"><text:span text:style-name="T17"><text:s text:c="3"/></text:span>if (total_distance != 0)</text:p>
      <text:p text:style-name="Code"><text:span text:style-name="T17"><text:s text:c="6"/></text:span>std::cout &lt;&lt; "Net LPK=" &lt;&lt; total_fuel / total_distance &lt;&lt; '\n';</text:p>
      <text:p text:style-name="Code">}</text:p>
      <text:p text:style-name="Text_20_body"><text:span text:style-name="Strong_20_Emphasis"><text:span text:style-name="T2">What happens if the user accidentally forgets to record the fuel on one line of the file?</text:span></text:span></text:p>
      <text:p text:style-name="Unnumbered_20_List">_____________________________________________________________</text:p>
      <text:p text:style-name="P5"><text:soft-page-break/>The input loop doesn’t know or care about lines. It resolutely skips over whitespace in its quest to fulfill each input request. Thus, it reads the subsequent line’s odometer reading as a fuel amount. Naturally, the results will be incorrect.</text:p>
      <text:p text:style-name="Text_20_body"><text:span text:style-name="T2">A better solution would be to read each line as a string and extract two numbers from the string. If the string is not formatted correctly, issue an error message and ignore that line. You read a line of text into a </text:span><text:span text:style-name="Code_20_Inline"><text:span text:style-name="T2">std::string</text:span></text:span><text:span text:style-name="T2"> by calling the </text:span><text:span text:style-name="Code_20_Inline"><text:span text:style-name="T2">std::getline</text:span></text:span><text:span text:style-name="T2"> function (declared in </text:span><text:span text:style-name="Code_20_Inline"><text:span text:style-name="T2">&lt;string&gt;</text:span></text:span><text:span text:style-name="T2">). This function takes an input stream as the first argument and a </text:span><text:span text:style-name="Code_20_Inline"><text:span text:style-name="T2">string</text:span></text:span><text:span text:style-name="T2"> object as the second argument. It returns the stream, which means it returns a true value if the read succeeds or false if the read fails, so you can use the call to </text:span><text:span text:style-name="Code_20_Inline"><text:span text:style-name="T2">getline</text:span></text:span><text:span text:style-name="T2"> as a loop condition.</text:span></text:p>
      <text:p text:style-name="Text_20_body"><text:span text:style-name="T2">Once you have the string, open an </text:span><text:span text:style-name="Code_20_Inline"><text:span text:style-name="T2">istringstream</text:span></text:span><text:span text:style-name="T2"> to read from the string. Use the string stream the same way you would use any other input stream. Read two numbers from the string stream; if the string stream does not contain any numbers, ignore that line. If it contains only one number, issue a suitable error message. Listing 56-5 presents the new program.</text:span></text:p>
      <text:p text:style-name="Code_20_Caption"><text:span text:style-name="T16">Listing 56-5.</text:span> Rewriting the Miles-Per-Gallon Program to Parse a String Stream</text:p>
      <text:p text:style-name="Code">#include &lt;iostream&gt;</text:p>
      <text:p text:style-name="Code">#include &lt;sstream&gt;</text:p>
      <text:p text:style-name="Code">#include &lt;string&gt;</text:p>
      <text:p text:style-name="Code"/>
      <text:p text:style-name="Code">int main()</text:p>
      <text:p text:style-name="Code">{</text:p>
      <text:p text:style-name="Code"><text:span text:style-name="T17"><text:s text:c="3"/></text:span>double prev_odometer{0.0};</text:p>
      <text:p text:style-name="Code"><text:span text:style-name="T17"><text:s text:c="3"/></text:span>double total_fuel{0.0};</text:p>
      <text:p text:style-name="Code"><text:span text:style-name="T17"><text:s text:c="3"/></text:span>double total_distance{0.0};</text:p>
      <text:p text:style-name="Code"><text:span text:style-name="Code_20_Bold"><text:span text:style-name="T8"><text:s text:c="3"/></text:span></text:span><text:span text:style-name="Code_20_Bold"><text:span text:style-name="T7">std::string line{};</text:span></text:span></text:p>
      <text:p text:style-name="Code"><text:span text:style-name="Code_20_Bold"><text:span text:style-name="T8"><text:s text:c="3"/></text:span></text:span><text:span text:style-name="Code_20_Bold"><text:span text:style-name="T7">int linenum{0};</text:span></text:span></text:p>
      <text:p text:style-name="Code"><text:span text:style-name="Code_20_Bold"><text:span text:style-name="T8"><text:s text:c="3"/></text:span></text:span><text:span text:style-name="Code_20_Bold"><text:span text:style-name="T7">bool error{false};</text:span></text:span></text:p>
      <text:p text:style-name="Code"><text:span text:style-name="Code_20_Bold"><text:span text:style-name="T8"><text:s text:c="3"/></text:span></text:span><text:span text:style-name="Code_20_Bold"><text:span text:style-name="T7">while (std::getline(std::cin, line))</text:span></text:span></text:p>
      <text:p text:style-name="Code"><text:span text:style-name="Code_20_Bold"><text:span text:style-name="T8"><text:s text:c="3"/></text:span></text:span><text:span text:style-name="Code_20_Bold"><text:span text:style-name="T7">{</text:span></text:span></text:p>
      <text:p text:style-name="Code"><text:span text:style-name="Code_20_Bold"><text:span text:style-name="T8"><text:s text:c="6"/></text:span></text:span><text:span text:style-name="Code_20_Bold"><text:span text:style-name="T7">++linenum;</text:span></text:span></text:p>
      <text:p text:style-name="Code"><text:span text:style-name="Code_20_Bold"><text:span text:style-name="T8"><text:s text:c="6"/></text:span></text:span><text:span text:style-name="Code_20_Bold"><text:span text:style-name="T7">std::istringstream input{line};</text:span></text:span></text:p>
      <text:p text:style-name="Code"><text:span text:style-name="T17"><text:s text:c="6"/></text:span>double odometer{};</text:p>
      <text:p text:style-name="Code"><text:span text:style-name="Code_20_Bold"><text:span text:style-name="T8"><text:s text:c="6"/></text:span></text:span><text:span text:style-name="Code_20_Bold"><text:span text:style-name="T7">if (input &gt;&gt; odometer)</text:span></text:span></text:p>
      <text:p text:style-name="Code"><text:span text:style-name="Code_20_Bold"><text:span text:style-name="T8"><text:s text:c="6"/></text:span></text:span><text:span text:style-name="Code_20_Bold"><text:span text:style-name="T7">{</text:span></text:span></text:p>
      <text:p text:style-name="Code"><text:span text:style-name="Code_20_Bold"><text:span text:style-name="T8"><text:s text:c="9"/></text:span></text:span><text:span text:style-name="Code_20_Bold"><text:span text:style-name="T7">double fuel{};</text:span></text:span></text:p>
      <text:p text:style-name="Code"><text:span text:style-name="Code_20_Bold"><text:span text:style-name="T8"><text:s text:c="9"/></text:span></text:span><text:span text:style-name="Code_20_Bold"><text:span text:style-name="T7">if (not (input &gt;&gt; fuel))</text:span></text:span></text:p>
      <text:p text:style-name="Code"><text:span text:style-name="Code_20_Bold"><text:span text:style-name="T8"><text:s text:c="9"/></text:span></text:span><text:span text:style-name="Code_20_Bold"><text:span text:style-name="T7">{</text:span></text:span></text:p>
      <text:p text:style-name="Code"><text:span text:style-name="Code_20_Bold"><text:span text:style-name="T8"><text:s text:c="12"/></text:span></text:span><text:span text:style-name="Code_20_Bold"><text:span text:style-name="T7">std::cerr &lt;&lt; "Missing fuel consumption on line " &lt;&lt; linenum &lt;&lt; '\n';</text:span></text:span></text:p>
      <text:p text:style-name="Code"><text:span text:style-name="Code_20_Bold"><text:span text:style-name="T8"><text:s text:c="12"/></text:span></text:span><text:span text:style-name="Code_20_Bold"><text:span text:style-name="T7">error = true;</text:span></text:span></text:p>
      <text:p text:style-name="Code"><text:span text:style-name="T17"><text:s text:c="9"/></text:span>}</text:p>
      <text:p text:style-name="Code"><text:span text:style-name="T17"><text:s text:c="9"/></text:span>else if (fuel != 0)</text:p>
      <text:p text:style-name="Code"><text:span text:style-name="T17"><text:s text:c="9"/></text:span>{</text:p>
      <text:p text:style-name="Code"><text:span text:style-name="T17"><text:s text:c="12"/></text:span>double distance{odometer - prev_odometer};</text:p>
      <text:p text:style-name="Code"><text:span text:style-name="T17"><text:s text:c="12"/></text:span>std::cout &lt;&lt; distance / fuel &lt;&lt; '\n';</text:p>
      <text:p text:style-name="Code"><text:span text:style-name="T17"><text:s text:c="12"/></text:span>total_fuel += fuel;</text:p>
      <text:p text:style-name="Code"><text:span text:style-name="T17"><text:s text:c="12"/></text:span>total_distance += distance;</text:p>
      <text:p text:style-name="Code"><text:span text:style-name="T17"><text:s text:c="12"/></text:span>prev_odometer = odometer;</text:p>
      <text:p text:style-name="Code"><text:span text:style-name="T17"><text:s text:c="9"/></text:span>}</text:p>
      <text:p text:style-name="Code"><text:span text:style-name="T17"><text:s text:c="6"/></text:span>}</text:p>
      <text:p text:style-name="Code"><text:span text:style-name="T17"><text:s text:c="3"/></text:span>}</text:p>
      <text:p text:style-name="Code"><text:span text:style-name="T17"><text:s text:c="3"/></text:span>if (total_fuel != 0)</text:p>
      <text:p text:style-name="Code"><text:span text:style-name="T17"><text:s text:c="3"/></text:span>{</text:p>
      <text:p text:style-name="Code"><text:soft-page-break/><text:span text:style-name="T17"><text:s text:c="6"/></text:span>std::cout &lt;&lt; "Net MPG=" &lt;&lt; total_distance / total_fuel;</text:p>
      <text:p text:style-name="Code"><text:span text:style-name="Code_20_Bold"><text:span text:style-name="T8"><text:s text:c="6"/></text:span></text:span><text:span text:style-name="Code_20_Bold"><text:span text:style-name="T7">if (error)</text:span></text:span></text:p>
      <text:p text:style-name="Code"><text:span text:style-name="Code_20_Bold"><text:span text:style-name="T8"><text:s text:c="9"/></text:span></text:span><text:span text:style-name="Code_20_Bold"><text:span text:style-name="T7">std::cout &lt;&lt; " (estimated, due to input error)";</text:span></text:span></text:p>
      <text:p text:style-name="Code"><text:span text:style-name="T17"><text:s text:c="6"/></text:span>std::cout &lt;&lt; '\n';</text:p>
      <text:p text:style-name="Code"><text:span text:style-name="T17"><text:s text:c="3"/></text:span>}</text:p>
      <text:p text:style-name="Code">}</text:p>
      <text:p text:style-name="Text_20_body"><text:span text:style-name="T2">Most text file formats allow some form of annotation or commentary. The file format already allows one form of commentary, as a side effect of the program’s implementation. </text:span><text:span text:style-name="Strong_20_Emphasis"><text:span text:style-name="T14">How can you add comments to the input file?</text:span></text:span></text:p>
      <text:p text:style-name="Unnumbered_20_List">_____________________________________________________________</text:p>
      <text:p text:style-name="P5">After the program reads the fuel amount from a line, it ignores the rest of the string. You can add comments to any line that contains the proper odometer and fuel data. But that’s a sloppy side effect. A better design requires the user to insert an explicit comment marker. Otherwise, the program might misinterpret erroneous input as a valid input followed by a comment, such as accidentally inserting an extra space, as illustrated in the following:</text:p>
      <text:p text:style-name="Code">123 <text:s/>21 10.23</text:p>
      <text:p text:style-name="Text_20_body"><text:span text:style-name="T2">Let’s modify the file format. Any line that begins with a pound sign (</text:span><text:span text:style-name="Code_20_Inline"><text:span text:style-name="T2">#</text:span></text:span><text:span text:style-name="T2">) is a comment. Upon reading a comment character, the program skips the entire line. </text:span><text:span text:style-name="Strong_20_Emphasis"><text:span text:style-name="T14">Add this feature to the program.</text:span></text:span><text:span text:style-name="T2"> A useful function is an input stream’s </text:span><text:span text:style-name="Code_20_Inline"><text:span text:style-name="T2">unget()</text:span></text:span><text:span text:style-name="T2"> function. After reading a character from the stream, </text:span><text:span text:style-name="Code_20_Inline"><text:span text:style-name="T2">unget()</text:span></text:span><text:span text:style-name="T2"> returns that character to the stream, causing the subsequent read operation to read that character again. In other words, after reading a line, read a character from the line, and if it is </text:span><text:span text:style-name="Code_20_Inline"><text:span text:style-name="T2">'#'</text:span></text:span><text:span text:style-name="T2">, skip the line. Otherwise, call </text:span><text:span text:style-name="Code_20_Inline"><text:span text:style-name="T2">unget()</text:span></text:span><text:span text:style-name="T2"> and continue as before. Compare your result with mine, as shown in Listing 56-6.</text:span></text:p>
      <text:p text:style-name="Code_20_Caption"><text:span text:style-name="T16">Listing 56-6.</text:span> Parsing Comments in the Miles-Per-Gallon Data File</text:p>
      <text:p text:style-name="Code">#include &lt;iostream&gt;</text:p>
      <text:p text:style-name="Code">#include &lt;sstream&gt;</text:p>
      <text:p text:style-name="Code">#include &lt;string&gt;</text:p>
      <text:p text:style-name="Code"/>
      <text:p text:style-name="Code">int main()</text:p>
      <text:p text:style-name="Code">{</text:p>
      <text:p text:style-name="Code"><text:span text:style-name="T17"><text:s text:c="3"/></text:span>double total_fuel{0.0};</text:p>
      <text:p text:style-name="Code"><text:span text:style-name="T17"><text:s text:c="3"/></text:span>double total_distance{0.0};</text:p>
      <text:p text:style-name="Code"><text:span text:style-name="T17"><text:s text:c="3"/></text:span>double prev_odometer{0.0};</text:p>
      <text:p text:style-name="Code"><text:span text:style-name="T17"><text:s text:c="3"/></text:span>std::string line{};</text:p>
      <text:p text:style-name="Code"><text:span text:style-name="T17"><text:s text:c="3"/></text:span>int linenum{0};</text:p>
      <text:p text:style-name="Code"><text:span text:style-name="T17"><text:s text:c="3"/></text:span>bool error{false};</text:p>
      <text:p text:style-name="Code"><text:span text:style-name="T17"><text:s text:c="3"/></text:span>while (std::getline(std::cin, line))</text:p>
      <text:p text:style-name="Code"><text:span text:style-name="T17"><text:s text:c="3"/></text:span>{</text:p>
      <text:p text:style-name="Code"><text:span text:style-name="T17"><text:s text:c="6"/></text:span>++linenum;</text:p>
      <text:p text:style-name="Code"><text:span text:style-name="T17"><text:s text:c="6"/></text:span>std::istringstream input{line};</text:p>
      <text:p text:style-name="Code"><text:span text:style-name="Code_20_Bold"><text:span text:style-name="T8"><text:s text:c="6"/></text:span></text:span><text:span text:style-name="Code_20_Bold"><text:span text:style-name="T7">char comment{};</text:span></text:span></text:p>
      <text:p text:style-name="Code"><text:span text:style-name="Code_20_Bold"><text:span text:style-name="T8"><text:s text:c="6"/></text:span></text:span><text:span text:style-name="Code_20_Bold"><text:span text:style-name="T7">if (input &gt;&gt; comment and comment != '#')</text:span></text:span></text:p>
      <text:p text:style-name="Code"><text:span text:style-name="Code_20_Bold"><text:span text:style-name="T8"><text:s text:c="6"/></text:span></text:span><text:span text:style-name="Code_20_Bold"><text:span text:style-name="T7">{</text:span></text:span></text:p>
      <text:p text:style-name="Code"><text:span text:style-name="Code_20_Bold"><text:span text:style-name="T8"><text:s text:c="9"/></text:span></text:span><text:span text:style-name="Code_20_Bold"><text:span text:style-name="T7">input.unget();</text:span></text:span></text:p>
      <text:p text:style-name="Code"><text:span text:style-name="T17"><text:s text:c="9"/></text:span>double odometer{};</text:p>
      <text:p text:style-name="Code"><text:span text:style-name="T17"><text:s text:c="9"/></text:span>if (input &gt;&gt; odometer)</text:p>
      <text:p text:style-name="Code"><text:span text:style-name="T17"><text:s text:c="9"/></text:span>{</text:p>
      <text:p text:style-name="Code"><text:span text:style-name="T17"><text:s text:c="11"/></text:span>double fuel{};</text:p>
      <text:p text:style-name="Code"><text:soft-page-break/><text:span text:style-name="T17"><text:s text:c="12"/></text:span>if (not (input &gt;&gt; fuel))</text:p>
      <text:p text:style-name="Code"><text:span text:style-name="T17"><text:s text:c="12"/></text:span>{</text:p>
      <text:p text:style-name="Code"><text:span text:style-name="T17"><text:s text:c="15"/></text:span>std::cerr &lt;&lt; "Missing fuel consumption on line " &lt;&lt; linenum &lt;&lt; '\n';</text:p>
      <text:p text:style-name="Code"><text:span text:style-name="T17"><text:s text:c="15"/></text:span>error = true;</text:p>
      <text:p text:style-name="Code"><text:span text:style-name="T17"><text:s text:c="12"/></text:span>}</text:p>
      <text:p text:style-name="Code"><text:span text:style-name="T17"><text:s text:c="12"/></text:span>else if (fuel != 0)</text:p>
      <text:p text:style-name="Code"><text:span text:style-name="T17"><text:s text:c="12"/></text:span>{</text:p>
      <text:p text:style-name="Code"><text:span text:style-name="T17"><text:s text:c="15"/></text:span>double distance{odometer - prev_odometer};</text:p>
      <text:p text:style-name="Code"><text:span text:style-name="T17"><text:s text:c="15"/></text:span>std::cout &lt;&lt; distance / fuel &lt;&lt; '\n';</text:p>
      <text:p text:style-name="Code"><text:span text:style-name="T17"><text:s text:c="15"/></text:span>total_fuel += fuel;</text:p>
      <text:p text:style-name="Code"><text:span text:style-name="T17"><text:s text:c="15"/></text:span>total_distance += distance;</text:p>
      <text:p text:style-name="Code"><text:span text:style-name="T17"><text:s text:c="15"/></text:span>prev_odometer = odometer;</text:p>
      <text:p text:style-name="Code"><text:span text:style-name="T17"><text:s text:c="12"/></text:span>}</text:p>
      <text:p text:style-name="Code"><text:span text:style-name="T17"><text:s text:c="9"/></text:span>}</text:p>
      <text:p text:style-name="Code"><text:span text:style-name="Code_20_Bold"><text:span text:style-name="T8"><text:s text:c="6"/></text:span></text:span><text:span text:style-name="Code_20_Bold"><text:span text:style-name="T7">}</text:span></text:span></text:p>
      <text:p text:style-name="Code"><text:span text:style-name="T17"><text:s text:c="3"/></text:span>}</text:p>
      <text:p text:style-name="Code"><text:span text:style-name="T17"><text:s text:c="3"/></text:span>if (total_fuel != 0)</text:p>
      <text:p text:style-name="Code"><text:span text:style-name="T17"><text:s text:c="3"/></text:span>{</text:p>
      <text:p text:style-name="Code"><text:span text:style-name="T17"><text:s text:c="6"/></text:span>std::cout &lt;&lt; "Net MPG=" &lt;&lt; total_distance / total_fuel;</text:p>
      <text:p text:style-name="Code"><text:span text:style-name="T17"><text:s text:c="6"/></text:span>if (error)</text:p>
      <text:p text:style-name="Code"><text:span text:style-name="T17"><text:s text:c="9"/></text:span>std::cout &lt;&lt; " (estimated, due to input error)";</text:p>
      <text:p text:style-name="Code"><text:span text:style-name="T17"><text:s text:c="6"/></text:span>std::cout &lt;&lt; '\n';</text:p>
      <text:p text:style-name="Code"><text:span text:style-name="T17"><text:s text:c="3"/></text:span>}</text:p>
      <text:p text:style-name="Code">}</text:p>
      <text:p text:style-name="Text_20_body"><text:span text:style-name="T2">More complicated still is allowing the comment marker to appear anywhere on a line. A comment extends from the </text:span><text:span text:style-name="Code_20_Inline"><text:span text:style-name="T2">#</text:span></text:span><text:span text:style-name="T2"> character to the end of the line. The comment marker can appear anywhere on a line, but if the line contains any data, it must contain two valid numbers prior to the comment marker. </text:span><text:span text:style-name="Strong_20_Emphasis"><text:span text:style-name="T14">Enhance the program to allow comment markers anywhere.</text:span></text:span><text:span text:style-name="T2"> Consider using the </text:span><text:span text:style-name="Code_20_Inline"><text:span text:style-name="T2">find()</text:span></text:span><text:span text:style-name="T2"> member function of </text:span><text:span text:style-name="Code_20_Inline"><text:span text:style-name="T2">std::string</text:span></text:span><text:span text:style-name="T2">. It has many forms, one of which takes a character as an argument and returns the zero-based index of the first occurrence of that character in the string. The return type is </text:span><text:span text:style-name="Code_20_Inline"><text:span text:style-name="T2">std::string::size_type</text:span></text:span><text:span text:style-name="T2">. If the character is not in the string, </text:span><text:span text:style-name="Code_20_Inline"><text:span text:style-name="T2">find()</text:span></text:span><text:span text:style-name="T2"> returns the magic constant </text:span><text:span text:style-name="Code_20_Inline"><text:span text:style-name="T2">std::string::npos</text:span></text:span><text:span text:style-name="T2">. </text:span></text:p>
      <text:p text:style-name="Text_20_body"><text:span text:style-name="T2">Once you find the comment marker, you can delete the comment by calling </text:span><text:span text:style-name="Code_20_Inline"><text:span text:style-name="T2">erase()</text:span></text:span><text:span text:style-name="T2"> or copy the non-comment portion of the string by calling </text:span><text:span text:style-name="Code_20_Inline"><text:span text:style-name="T2">substr()</text:span></text:span><text:span text:style-name="T2">. String member functions work with zero-based indices. Substrings are expressed as a starting position and a count of the number of characters affected. Usually, the count can be omitted to mean the rest of the string. Compare your solution with mine, presented in Listing 56-7.</text:span></text:p>
      <text:p text:style-name="Code_20_Caption"><text:span text:style-name="T16">Listing 56-7.</text:span> Allowing Comments Anywhere in the Miles-Per-Gallon Data File</text:p>
      <text:p text:style-name="Code">#include &lt;iostream&gt;</text:p>
      <text:p text:style-name="Code">#include &lt;sstream&gt;</text:p>
      <text:p text:style-name="Code">#include &lt;string&gt;</text:p>
      <text:p text:style-name="Code"/>
      <text:p text:style-name="Code">int main()</text:p>
      <text:p text:style-name="Code">{</text:p>
      <text:p text:style-name="Code"><text:span text:style-name="T17"><text:s text:c="3"/></text:span>double total_fuel{0.0};</text:p>
      <text:p text:style-name="Code"><text:span text:style-name="T17"><text:s text:c="3"/></text:span>double total_distance{0.0};</text:p>
      <text:p text:style-name="Code"><text:span text:style-name="T17"><text:s text:c="3"/></text:span>double prev_odometer{0.0};</text:p>
      <text:p text:style-name="Code"><text:span text:style-name="T17"><text:s text:c="3"/></text:span>std::string line{};</text:p>
      <text:p text:style-name="Code"><text:span text:style-name="T17"><text:s text:c="3"/></text:span>int linenum{0};</text:p>
      <text:p text:style-name="Code"><text:span text:style-name="T17"><text:s text:c="3"/></text:span>bool error{false};</text:p>
      <text:p text:style-name="Code"><text:soft-page-break/><text:span text:style-name="T17"><text:s text:c="3"/></text:span>while (std::getline(std::cin, line))</text:p>
      <text:p text:style-name="Code"><text:span text:style-name="T17"><text:s text:c="3"/></text:span>{</text:p>
      <text:p text:style-name="Code"><text:span text:style-name="T17"><text:s text:c="6"/></text:span>++linenum;</text:p>
      <text:p text:style-name="Code"><text:span text:style-name="Code_20_Bold"><text:span text:style-name="T8"><text:s text:c="6"/></text:span></text:span><text:span text:style-name="Code_20_Bold"><text:span text:style-name="T7">std::string::size_type comment{line.find('#')};</text:span></text:span></text:p>
      <text:p text:style-name="Code"><text:span text:style-name="Code_20_Bold"><text:span text:style-name="T8"><text:s text:c="6"/></text:span></text:span><text:span text:style-name="Code_20_Bold"><text:span text:style-name="T7">if (comment != std::string::npos)</text:span></text:span></text:p>
      <text:p text:style-name="Code"><text:span text:style-name="Code_20_Bold"><text:span text:style-name="T8"><text:s text:c="9"/></text:span></text:span><text:span text:style-name="Code_20_Bold"><text:span text:style-name="T7">line.erase(comment);</text:span></text:span></text:p>
      <text:p text:style-name="Code"><text:span text:style-name="T17"><text:s text:c="6"/></text:span>std::istringstream input{line};</text:p>
      <text:p text:style-name="Code"><text:span text:style-name="T17"><text:s text:c="6"/></text:span>double odometer{};</text:p>
      <text:p text:style-name="Code"><text:span text:style-name="T17"><text:s text:c="6"/></text:span>if (input &gt;&gt; odometer)</text:p>
      <text:p text:style-name="Code"><text:span text:style-name="T17"><text:s text:c="6"/></text:span>{</text:p>
      <text:p text:style-name="Code"><text:span text:style-name="T17"><text:s text:c="9"/></text:span>double fuel{};</text:p>
      <text:p text:style-name="Code"><text:span text:style-name="T17"><text:s text:c="9"/></text:span>if (not (input &gt;&gt; fuel))</text:p>
      <text:p text:style-name="Code"><text:span text:style-name="T17"><text:s text:c="9"/></text:span>{</text:p>
      <text:p text:style-name="Code"><text:span text:style-name="T17"><text:s text:c="12"/></text:span>std::cerr &lt;&lt; "Missing fuel consumption on line " &lt;&lt; linenum &lt;&lt; '\n';</text:p>
      <text:p text:style-name="Code"><text:span text:style-name="T17"><text:s text:c="12"/></text:span>error = true;</text:p>
      <text:p text:style-name="Code"><text:span text:style-name="T17"><text:s text:c="9"/></text:span>}</text:p>
      <text:p text:style-name="Code"><text:span text:style-name="T17"><text:s text:c="9"/></text:span>else if (fuel != 0)</text:p>
      <text:p text:style-name="Code"><text:span text:style-name="T17"><text:s text:c="9"/></text:span>{</text:p>
      <text:p text:style-name="Code"><text:span text:style-name="T17"><text:s text:c="12"/></text:span>double distance{odometer - prev_odometer};</text:p>
      <text:p text:style-name="Code"><text:span text:style-name="T17"><text:s text:c="12"/></text:span>std::cout &lt;&lt; distance / fuel &lt;&lt; '\n';</text:p>
      <text:p text:style-name="Code"><text:span text:style-name="T17"><text:s text:c="12"/></text:span>total_fuel += fuel;</text:p>
      <text:p text:style-name="Code"><text:span text:style-name="T17"><text:s text:c="12"/></text:span>total_distance += distance;</text:p>
      <text:p text:style-name="Code"><text:span text:style-name="T17"><text:s text:c="12"/></text:span>prev_odometer = odometer;</text:p>
      <text:p text:style-name="Code"><text:span text:style-name="T17"><text:s text:c="9"/></text:span>}</text:p>
      <text:p text:style-name="Code"><text:span text:style-name="T17"><text:s text:c="6"/></text:span>}</text:p>
      <text:p text:style-name="Code"><text:span text:style-name="T17"><text:s text:c="3"/></text:span>}</text:p>
      <text:p text:style-name="Code"><text:span text:style-name="T17"><text:s text:c="3"/></text:span>if (total_fuel != 0)</text:p>
      <text:p text:style-name="Code"><text:span text:style-name="T17"><text:s text:c="3"/></text:span>{</text:p>
      <text:p text:style-name="Code"><text:span text:style-name="T17"><text:s text:c="6"/></text:span>std::cout &lt;&lt; "Net MPG=" &lt;&lt; total_distance / total_fuel;</text:p>
      <text:p text:style-name="Code"><text:span text:style-name="T17"><text:s text:c="6"/></text:span>if (error)</text:p>
      <text:p text:style-name="Code"><text:span text:style-name="T17"><text:s text:c="9"/></text:span>std::cout &lt;&lt; " (estimated, due to input error)";</text:p>
      <text:p text:style-name="Code"><text:span text:style-name="T17"><text:s text:c="6"/></text:span>std::cout &lt;&lt; '\n';</text:p>
      <text:p text:style-name="Code"><text:span text:style-name="T17"><text:s text:c="3"/></text:span>}</text:p>
      <text:p text:style-name="Code">}</text:p>
      <text:p text:style-name="Text_20_body"><text:span text:style-name="T2">Now that the file format allows explicit comments on each line, you should add some more error-checking to make sure that each line contains only two numbers, and nothing more (after removing comments). One way to check is to read a single character after reading the two numbers. If the read succeeds, the line contains erroneous text. </text:span><text:span text:style-name="Strong_20_Emphasis"><text:span text:style-name="T14">Add error-checking to detect lines with extra text.</text:span></text:span><text:span text:style-name="T2"> Compare your solution with my solution, shown in Listing 56-8.</text:span></text:p>
      <text:p text:style-name="Code_20_Caption"><text:span text:style-name="T16">Listing 56-8.</text:span> Adding Error-Checking for Each Line of Input</text:p>
      <text:p text:style-name="Code">#include &lt;iostream&gt;</text:p>
      <text:p text:style-name="Code">#include &lt;sstream&gt;</text:p>
      <text:p text:style-name="Code">#include &lt;string&gt;</text:p>
      <text:p text:style-name="Code"/>
      <text:p text:style-name="Code">int main()</text:p>
      <text:p text:style-name="Code">{</text:p>
      <text:p text:style-name="Code"><text:span text:style-name="T17"><text:s text:c="3"/></text:span>double total_fuel{0.0};</text:p>
      <text:p text:style-name="Code"><text:span text:style-name="T17"><text:s text:c="3"/></text:span>double total_distance{0.0};</text:p>
      <text:p text:style-name="Code"><text:span text:style-name="T17"><text:s text:c="3"/></text:span>double prev_odometer{0.0};</text:p>
      <text:p text:style-name="Code"><text:span text:style-name="T17"><text:s text:c="3"/></text:span>std::string line{};</text:p>
      <text:p text:style-name="Code"><text:span text:style-name="T17"><text:s text:c="3"/></text:span>int linenum{0};</text:p>
      <text:p text:style-name="Code"><text:span text:style-name="T17"><text:s text:c="3"/></text:span>bool error{false};</text:p>
      <text:p text:style-name="Code"><text:span text:style-name="T17"><text:s text:c="3"/></text:span>while (std::getline(std::cin, line))</text:p>
      <text:p text:style-name="Code"><text:soft-page-break/><text:span text:style-name="T17"><text:s text:c="3"/></text:span>{</text:p>
      <text:p text:style-name="Code"><text:span text:style-name="T17"><text:s text:c="6"/></text:span>++linenum;</text:p>
      <text:p text:style-name="Code"><text:span text:style-name="T17"><text:s text:c="6"/></text:span>std::string::size_type comment{line.find('#')};</text:p>
      <text:p text:style-name="Code"><text:span text:style-name="T17"><text:s text:c="6"/></text:span>if (comment != std::string::npos)</text:p>
      <text:p text:style-name="Code"><text:span text:style-name="T17"><text:s text:c="9"/></text:span>line.erase(comment);</text:p>
      <text:p text:style-name="Code"><text:span text:style-name="T17"><text:s text:c="6"/></text:span>std::istringstream input{line};</text:p>
      <text:p text:style-name="Code"><text:span text:style-name="T17"><text:s text:c="6"/></text:span>double odometer{};</text:p>
      <text:p text:style-name="Code"><text:span text:style-name="T17"><text:s text:c="6"/></text:span>if (input &gt;&gt; odometer)</text:p>
      <text:p text:style-name="Code"><text:span text:style-name="T17"><text:s text:c="6"/></text:span>{</text:p>
      <text:p text:style-name="Code"><text:span text:style-name="T17"><text:s text:c="9"/></text:span>double fuel{};</text:p>
      <text:p text:style-name="Code"><text:span text:style-name="T17"><text:s text:c="9"/></text:span>char check{};</text:p>
      <text:p text:style-name="Code"><text:span text:style-name="T17"><text:s text:c="9"/></text:span>if (not (input &gt;&gt; fuel))</text:p>
      <text:p text:style-name="Code"><text:span text:style-name="T17"><text:s text:c="9"/></text:span>{</text:p>
      <text:p text:style-name="Code"><text:span text:style-name="T17"><text:s text:c="12"/></text:span>std::cerr &lt;&lt; "Missing fuel consumption on line " &lt;&lt; linenum &lt;&lt; '\n';</text:p>
      <text:p text:style-name="Code"><text:span text:style-name="T17"><text:s text:c="12"/></text:span>error = true;</text:p>
      <text:p text:style-name="Code"><text:span text:style-name="T17"><text:s text:c="9"/></text:span>}</text:p>
      <text:p text:style-name="Code"><text:span text:style-name="Code_20_Bold"><text:span text:style-name="T8"><text:s text:c="9"/></text:span></text:span><text:span text:style-name="Code_20_Bold"><text:span text:style-name="T7">else if (input &gt;&gt; check)</text:span></text:span></text:p>
      <text:p text:style-name="Code"><text:span text:style-name="Code_20_Bold"><text:span text:style-name="T8"><text:s text:c="9"/></text:span></text:span><text:span text:style-name="Code_20_Bold"><text:span text:style-name="T7">{</text:span></text:span></text:p>
      <text:p text:style-name="Code"><text:span text:style-name="Code_20_Bold"><text:span text:style-name="T8"><text:s text:c="12"/></text:span></text:span><text:span text:style-name="Code_20_Bold"><text:span text:style-name="T7">std::cerr &lt;&lt; "Extra text on line " &lt;&lt; linenum &lt;&lt; '\n';</text:span></text:span></text:p>
      <text:p text:style-name="Code"><text:span text:style-name="Code_20_Bold"><text:span text:style-name="T8"><text:s text:c="12"/></text:span></text:span><text:span text:style-name="Code_20_Bold"><text:span text:style-name="T7">error = true;</text:span></text:span></text:p>
      <text:p text:style-name="Code"><text:span text:style-name="T17"><text:s text:c="9"/></text:span>}</text:p>
      <text:p text:style-name="Code"><text:span text:style-name="T17"><text:s text:c="9"/></text:span>else if (fuel != 0)</text:p>
      <text:p text:style-name="Code"><text:span text:style-name="T17"><text:s text:c="9"/></text:span>{</text:p>
      <text:p text:style-name="Code"><text:span text:style-name="T17"><text:s text:c="12"/></text:span>double distance{odometer - prev_odometer};</text:p>
      <text:p text:style-name="Code"><text:span text:style-name="T17"><text:s text:c="12"/></text:span>std::cout &lt;&lt; distance / fuel &lt;&lt; '\n';</text:p>
      <text:p text:style-name="Code"><text:span text:style-name="T17"><text:s text:c="12"/></text:span>total_fuel += fuel;</text:p>
      <text:p text:style-name="Code"><text:span text:style-name="T17"><text:s text:c="12"/></text:span>total_distance += distance;</text:p>
      <text:p text:style-name="Code"><text:span text:style-name="T17"><text:s text:c="12"/></text:span>prev_odometer = odometer;</text:p>
      <text:p text:style-name="Code"><text:span text:style-name="T17"><text:s text:c="9"/></text:span>}</text:p>
      <text:p text:style-name="Code"><text:span text:style-name="T17"><text:s text:c="6"/></text:span>}</text:p>
      <text:p text:style-name="Code"><text:span text:style-name="T17"><text:s text:c="3"/></text:span>}</text:p>
      <text:p text:style-name="Code"><text:span text:style-name="T17"><text:s text:c="3"/></text:span>if (total_fuel != 0)</text:p>
      <text:p text:style-name="Code"><text:span text:style-name="T17"><text:s text:c="3"/></text:span>{</text:p>
      <text:p text:style-name="Code"><text:span text:style-name="T17"><text:s text:c="6"/></text:span>std::cout &lt;&lt; "Net MPG=" &lt;&lt; total_distance / total_fuel;</text:p>
      <text:p text:style-name="Code"><text:span text:style-name="T17"><text:s text:c="6"/></text:span>if (error)</text:p>
      <text:p text:style-name="Code"><text:span text:style-name="T17"><text:s text:c="9"/></text:span>std::cout &lt;&lt; " (estimated, due to input error)";</text:p>
      <text:p text:style-name="Code"><text:span text:style-name="T17"><text:s text:c="6"/></text:span>std::cout &lt;&lt; '\n';</text:p>
      <text:p text:style-name="Code"><text:span text:style-name="T17"><text:s text:c="3"/></text:span>}</text:p>
      <text:p text:style-name="Code">}</text:p>
      <text:h text:style-name="Heading_20_1" text:outline-level="1">Text Conversion</text:h>
      <text:p text:style-name="Body_20_Text_20_First">Let me put on my clairvoyance cap for a moment . . . I can see that you have many unanswered questions about C++; and one of those questions is, “How can I convert a number to a string easily, and <text:span text:style-name="Emphasis">vice versa</text:span>?”</text:p>
      <text:p text:style-name="Text_20_body"><text:span text:style-name="T2">The standard library offers some simple functions: </text:span><text:span text:style-name="Code_20_Inline"><text:span text:style-name="T2">std::to_string()</text:span></text:span><text:span text:style-name="T2"> takes an integer and returns a string representation. To convert a string to an integer, choose from several functions, depending on the desired return type: </text:span><text:span text:style-name="Code_20_Inline"><text:span text:style-name="T2">std::stoi()</text:span></text:span><text:span text:style-name="T2"> return an </text:span><text:span text:style-name="Code_20_Inline"><text:span text:style-name="T2">int</text:span></text:span><text:span text:style-name="T2"> and </text:span><text:span text:style-name="Code_20_Inline"><text:span text:style-name="T2">std::stod()</text:span></text:span><text:span text:style-name="T2"> returns </text:span><text:span text:style-name="Code_20_Inline"><text:span text:style-name="T2">double</text:span></text:span><text:span text:style-name="T2">.</text:span><text:change text:change-id="ct131424928"/></text:p>
      <text:p text:style-name="P5">But these functions offer little flexibility. You know that I/O streams offer lots of flexibility and control over formatting. Surely, you say, you can create functions that are just as easy to use with suitable defaults, but also offer some flexibility in formatting (such as floating-point precision, fill characters, etc.).</text:p>
      <text:p text:style-name="Text_20_body"><text:soft-page-break/><text:span text:style-name="T2">Now that you know how to use string streams, the way forward is clear: use an </text:span><text:span text:style-name="Code_20_Inline"><text:span text:style-name="T2">istringstream</text:span></text:span><text:span text:style-name="T2"> to read a number from a string, or use an </text:span><text:span text:style-name="Code_20_Inline"><text:span text:style-name="T2">ostringstream</text:span></text:span><text:span text:style-name="T2"> to write a number to a string. The only task is to wrap up the functionality in an appropriate function. Even better is to use a template. After all, reading or writing an </text:span><text:span text:style-name="Code_20_Inline"><text:span text:style-name="T2">int</text:span></text:span><text:span text:style-name="T2"> is essentially the same as reading or writing a </text:span><text:span text:style-name="Code_20_Inline"><text:span text:style-name="T2">long</text:span></text:span><text:span text:style-name="T2">, etc.</text:span></text:p>
      <text:p text:style-name="Text_20_body"><text:span text:style-name="T2">Listing 56-9 shows the </text:span><text:span text:style-name="Code_20_Inline"><text:span text:style-name="T2">from_string</text:span></text:span><text:span text:style-name="T2"> function template, which has a single template parameter, </text:span><text:span text:style-name="Code_20_Inline"><text:span text:style-name="T2">T</text:span></text:span><text:span text:style-name="T2">—the type of object to convert. The function returns type </text:span><text:span text:style-name="Code_20_Inline"><text:span text:style-name="T2">T</text:span></text:span><text:span text:style-name="T2"> and takes a single function argument: a string to convert.</text:span></text:p>
      <text:p text:style-name="Code_20_Caption"><text:span text:style-name="T16">Listing 56-9.</text:span> The <text:span text:style-name="Code_20_Inline"><text:span text:style-name="T18">from_string</text:span></text:span> Function Extracts a Value from a String</text:p>
      <text:p text:style-name="Code">#include &lt;istream&gt; // for the &gt;&gt; operator</text:p>
      <text:p text:style-name="Code">#include &lt;sstream&gt; // for istringstream</text:p>
      <text:p text:style-name="Code">#include &lt;string&gt; <text:s/>// for string</text:p>
      <text:p text:style-name="Code">#include "conversion_error.hpp"</text:p>
      <text:p text:style-name="Code"/>
      <text:p text:style-name="Code">template&lt;class T&gt;</text:p>
      <text:p text:style-name="Code">T from_string(std::string const&amp; str)</text:p>
      <text:p text:style-name="Code">{</text:p>
      <text:p text:style-name="Code"><text:span text:style-name="T17"><text:s text:c="2"/></text:span>std::istringstream in{str};</text:p>
      <text:p text:style-name="Code"><text:span text:style-name="T17"><text:s text:c="2"/></text:span>T result{};</text:p>
      <text:p text:style-name="Code"><text:span text:style-name="T17"><text:s text:c="2"/></text:span>if (in &gt;&gt; result)</text:p>
      <text:p text:style-name="Code"><text:span text:style-name="T17"><text:s text:c="4"/></text:span>return result;</text:p>
      <text:p text:style-name="Code"><text:span text:style-name="T17"><text:s text:c="2"/></text:span>else</text:p>
      <text:p text:style-name="Code"><text:span text:style-name="T17"><text:s text:c="4"/></text:span>throw conversion_error{str};</text:p>
      <text:p text:style-name="Code">}<text:span text:style-name="Comment_20_Reference"><text:span text:style-name="T10"><office:annotation><dc:creator>Fabio Claudio Ferracchiati</dc:creator><dc:date>2013-10-07T15:23:00</dc:date><text:p text:style-name="P8"><text:span text:style-name="T24">I cannot test this code if the author doesn’t provide the conversion_error.hpp file</text:span></text:p></office:annotation></text:span></text:span></text:p>
      <text:p text:style-name="Text_20_body"><text:span text:style-name="T2">The </text:span><text:span text:style-name="Code_20_Inline"><text:span text:style-name="T2">conversion_error</text:span></text:span><text:span text:style-name="T2"> class is a custom exception class. The details are not relevant to this discussion, but inquisitive readers can satisfy their curiosity with the files that accompany this book. </text:span><text:span text:style-name="Code_20_Inline"><text:span text:style-name="T2">T</text:span></text:span><text:span text:style-name="T2"> can be any type that permits reading from an input stream with the </text:span><text:span text:style-name="Code_20_Inline"><text:span text:style-name="T2">&gt;&gt;</text:span></text:span><text:span text:style-name="T2"> operator, including any custom operators and types that you write.</text:span></text:p>
      <text:p text:style-name="Text_20_body"><text:span text:style-name="T2">Now what about the advertised flexibility? Let’s add some. As written, the </text:span><text:span text:style-name="Code_20_Inline"><text:span text:style-name="T2">from_string</text:span></text:span><text:span text:style-name="T2"> function does not check for text that follows the value. Plus, it skips over leading white space. <text:s/></text:span><text:span text:style-name="Strong_20_Emphasis"><text:span text:style-name="T2">Modify the function to take a bool argument: </text:span></text:span><text:span text:style-name="Code_20_Bold"><text:span text:style-name="T2">skipws</text:span></text:span><text:span text:style-name="Strong_20_Emphasis"><text:span text:style-name="T2">.</text:span></text:span><text:span text:style-name="T2"> If true, </text:span><text:span text:style-name="Code_20_Inline"><text:span text:style-name="T2">from_string</text:span></text:span><text:span text:style-name="T2"> skips leading whitespace and allows trailing whitespace. If false, it does not skip leading whitespace, and does not permit trailing whitespace. In both cases, it throws </text:span><text:span text:style-name="Code_20_Inline"><text:span text:style-name="T2">conversion_error</text:span></text:span><text:span text:style-name="T2"> if invalid text follows the value. Compare your solution with mine in Listing 56-10.</text:span></text:p>
      <text:p text:style-name="Code_20_Caption"><text:span text:style-name="T16">Listing 56-10.</text:span> Enhancing the <text:span text:style-name="Code_20_Inline"><text:span text:style-name="T18">from_string</text:span></text:span> Function</text:p>
      <text:p text:style-name="Code">#include &lt;ios&gt; // for std::noskipws</text:p>
      <text:p text:style-name="Code">#include &lt;istream&gt; // for the &gt;&gt; operator</text:p>
      <text:p text:style-name="Code">#include &lt;sstream&gt; // for istringstream</text:p>
      <text:p text:style-name="Code">#include &lt;string&gt; <text:s/>// for string</text:p>
      <text:p text:style-name="Code">#include "conversion_error.hpp"</text:p>
      <text:p text:style-name="Code"/>
      <text:p text:style-name="Code">template&lt;class T&gt;</text:p>
      <text:p text:style-name="Code">T from_string(std::string const&amp; str, bool skipws = true)</text:p>
      <text:p text:style-name="Code">{</text:p>
      <text:p text:style-name="Code"><text:span text:style-name="T17"><text:s text:c="2"/></text:span>std::istringstream in{str};</text:p>
      <text:p text:style-name="Code"><text:span text:style-name="T17"><text:s text:c="2"/></text:span>if (not skipws)</text:p>
      <text:p text:style-name="Code"><text:span text:style-name="T17"><text:s text:c="4"/></text:span>in &gt;&gt; std::noskipws;</text:p>
      <text:p text:style-name="Code"><text:soft-page-break/><text:span text:style-name="T17"><text:s text:c="2"/></text:span>T result{};</text:p>
      <text:p text:style-name="Code"><text:span text:style-name="T17"><text:s text:c="2"/></text:span>char extra;</text:p>
      <text:p text:style-name="Code"><text:span text:style-name="T17"><text:s text:c="2"/></text:span>if (not (in &gt;&gt; result))</text:p>
      <text:p text:style-name="Code"><text:span text:style-name="T17"><text:s text:c="4"/></text:span>throw conversion_error{str};</text:p>
      <text:p text:style-name="Code"><text:span text:style-name="T17"><text:s text:c="2"/></text:span>else if (in &gt;&gt; extra)</text:p>
      <text:p text:style-name="Code"><text:span text:style-name="T17"><text:s text:c="4"/></text:span>throw conversion_error{str};</text:p>
      <text:p text:style-name="Code"><text:span text:style-name="T17"><text:s text:c="2"/></text:span>else</text:p>
      <text:p text:style-name="Code"><text:span text:style-name="T17"><text:s text:c="4"/></text:span>return result;</text:p>
      <text:p text:style-name="Code">}</text:p>
      <text:p text:style-name="Text_20_body"><text:span text:style-name="T2">I threw in a new language feature. The function parameter </text:span><text:span text:style-name="Code_20_Inline"><text:span text:style-name="T2">skipws</text:span></text:span><text:span text:style-name="T2"> is follows by </text:span><text:span text:style-name="Code_20_Inline"><text:span text:style-name="T2">=</text:span></text:span><text:span text:style-name="T2"> </text:span><text:span text:style-name="Code_20_Inline"><text:span text:style-name="T2">true</text:span></text:span><text:span text:style-name="T2">, which looks like an assignment or initialization. It lets you call </text:span><text:span text:style-name="Code_20_Inline"><text:span text:style-name="T2">from_string</text:span></text:span><text:span text:style-name="T2"> with one argument, just as before, using </text:span><text:span text:style-name="Code_20_Inline"><text:span text:style-name="T2">true</text:span></text:span><text:span text:style-name="T2"> as the second argument. This is how file streams specify a default file mode, in case you were wondering. If you decide to declare default argument values, you must supply them starting with the right-most argument in the argument list. I don’t use default arguments often, and in Exploration 6</text:span><text:change-start text:change-id="ct138080672"/><text:span text:style-name="T3">9</text:span><text:change-end text:change-id="ct138080672"/><text:change text:change-id="ct101886816"/><text:span text:style-name="T2">, you will learn about some subtleties related to default arguments and overloading. For now, use them when they help, but use them sparingly.</text:span></text:p>
      <text:p text:style-name="Text_20_body"><text:span text:style-name="T2">Your turn to write a function from scratch. </text:span><text:span text:style-name="Strong_20_Emphasis"><text:span text:style-name="T2">Write the </text:span></text:span><text:span text:style-name="Code_20_Bold"><text:span text:style-name="T2">to_string</text:span></text:span><text:span text:style-name="Strong_20_Emphasis"><text:span text:style-name="T2"> function template</text:span></text:span><text:span text:style-name="T2">, which takes a single template argument and declares the </text:span><text:span text:style-name="Code_20_Inline"><text:span text:style-name="T2">to_string</text:span></text:span><text:span text:style-name="T2"> function to take a single function argument of that type. The function converts its argument to a string by writing it to a string stream and returns the resulting string. Compare your solution with mine, presented in Listing 56-11.</text:span></text:p>
      <text:p text:style-name="Code_20_Caption"><text:span text:style-name="T16">Listing 56-11.</text:span> The <text:span text:style-name="Code_20_Inline"><text:span text:style-name="T18">to_string</text:span></text:span> Function Converts a Value to a String</text:p>
      <text:p text:style-name="Code">#include &lt;ostream&gt; // for the &lt;&lt; operator</text:p>
      <text:p text:style-name="Code">#include &lt;sstream&gt; // for ostringstream</text:p>
      <text:p text:style-name="Code">#include &lt;string&gt; <text:s/>// for string</text:p>
      <text:p text:style-name="Code"/>
      <text:p text:style-name="Code">template&lt;class T&gt;</text:p>
      <text:p text:style-name="Code">std::string to_string(T const&amp; obj)</text:p>
      <text:p text:style-name="Code">{</text:p>
      <text:p text:style-name="Code"><text:span text:style-name="T17"><text:s text:c="2"/></text:span>std::ostringstream out{};</text:p>
      <text:p text:style-name="Code"><text:span text:style-name="T17"><text:s text:c="2"/></text:span>out &lt;&lt; obj;</text:p>
      <text:p text:style-name="Code"><text:span text:style-name="T17"><text:s text:c="2"/></text:span>return out.str();</text:p>
      <text:p text:style-name="Code">}</text:p>
      <text:p text:style-name="Text_20_body"><text:span text:style-name="Strong_20_Emphasis"><text:span text:style-name="T2">Can you see any particular drawback to these functions?</text:span></text:span><text:span text:style-name="T2"> ________________ </text:span><text:span text:style-name="Strong_20_Emphasis"><text:span text:style-name="T2">If so, what?</text:span></text:span></text:p>
      <text:p text:style-name="Unnumbered_20_List">_____________________________________________________________</text:p>
      <text:p text:style-name="Text_20_body"><text:span text:style-name="T2">No doubt, you can see many problems, but in particular, the one I want to point out is that they don’t work with wide characters. It would be a shame to waste all that effort you spent in understanding wide characters, so let’s add another template parameter for the character type. Remember that the </text:span><text:span text:style-name="Code_20_Inline"><text:span text:style-name="T2">std::string</text:span></text:span><text:span text:style-name="T2"> class template has three template parameters: the character type, the character traits, and an allocator object to manage any heap memory that the string might use. You don’t need to know any of the details of these three types; you need only pass them to the </text:span><text:span text:style-name="Code_20_Inline"><text:span text:style-name="T2">basic_string</text:span></text:span><text:span text:style-name="T2"> class template. The </text:span><text:span text:style-name="Code_20_Inline"><text:span text:style-name="T2">basic_ostringstream</text:span></text:span><text:span text:style-name="T2"> class template takes the first two template arguments.</text:span></text:p>
      <text:p text:style-name="Text_20_body"><text:span text:style-name="T2">Your first attempt at implementing </text:span><text:span text:style-name="Code_20_Inline"><text:span text:style-name="T2">to_string</text:span></text:span><text:span text:style-name="T2"> may look a little bit like Listing 56-12.</text:span></text:p>
      <text:p text:style-name="Code_20_Caption"><text:soft-page-break/><text:span text:style-name="T16">Listing 56-12.</text:span> Rewriting <text:span text:style-name="Code_20_Inline"><text:span text:style-name="T18">to_string</text:span></text:span> As a Template Function</text:p>
      <text:p text:style-name="Code">#include &lt;ostream&gt; // for the &lt;&lt; operator</text:p>
      <text:p text:style-name="Code">#include &lt;sstream&gt; // for ostringstream</text:p>
      <text:p text:style-name="Code">#include &lt;string&gt; <text:s/>// for basic_string</text:p>
      <text:p text:style-name="Code"/>
      <text:p text:style-name="Code">template&lt;class T, class Char, class Traits, class Allocator&gt;</text:p>
      <text:p text:style-name="Code">std::basic_string&lt;Char, Traits, Allocator&gt; to_string(T const&amp; obj)</text:p>
      <text:p text:style-name="Code">{</text:p>
      <text:p text:style-name="Code"><text:span text:style-name="T17"><text:s text:c="2"/></text:span>std::basic_ostringstream&lt;Char, Traits&gt; out{};</text:p>
      <text:p text:style-name="Code"><text:span text:style-name="T17"><text:s text:c="2"/></text:span>out &lt;&lt; obj;</text:p>
      <text:p text:style-name="Code"><text:span text:style-name="T17"><text:s text:c="2"/></text:span>return out.str();</text:p>
      <text:p text:style-name="Code">}</text:p>
      <text:p text:style-name="Text_20_body"><text:span text:style-name="T2">This implementation works. It’s correct, but it’s clumsy. Try it. </text:span><text:span text:style-name="Strong_20_Emphasis"><text:span text:style-name="T14">Try to write a simple test program that converts an integer to a narrow string and the same integer to a wide string.</text:span></text:span><text:span text:style-name="T2"> Don’t be discouraged if you can’t figure out how to do it. This exercise is a demonstration of how templates in the standard library can lead you astray if you aren’t careful. Take a look at my solution in Listing 56-13.</text:span></text:p>
      <text:p text:style-name="Code_20_Caption"><text:span text:style-name="T16">Listing 56-13.</text:span> Demonstrating the Use of <text:span text:style-name="Code_20_Inline"><text:span text:style-name="T18">to_string</text:span></text:span></text:p>
      <text:p text:style-name="Code">#include &lt;iostream&gt;</text:p>
      <text:p text:style-name="Code">#include "to_string.hpp"</text:p>
      <text:p text:style-name="Code">#include "from_string.hpp"</text:p>
      <text:p text:style-name="Code"/>
      <text:p text:style-name="Code">int main()</text:p>
      <text:p text:style-name="Code">{</text:p>
      <text:p text:style-name="Code"><text:span text:style-name="T17"><text:s text:c="4"/></text:span>std::string str{</text:p>
      <text:p text:style-name="Code"><text:span text:style-name="T17"><text:s text:c="6"/></text:span>to_string&lt;int, char, std::char_traits&lt;char&gt;, std::allocator&lt;char&gt;&gt;(42)</text:p>
      <text:p text:style-name="Code"><text:span text:style-name="T17"><text:s text:c="4"/></text:span>};</text:p>
      <text:p text:style-name="Code"><text:span text:style-name="T17"><text:s text:c="4"/></text:span>int value{from_string&lt;int&gt;(str)};</text:p>
      <text:p text:style-name="Code">}</text:p>
      <text:p text:style-name="P5">Do you see what I mean? How were you supposed to know what to provide as the third and fourth template arguments? Don’t worry, we can find a better solution.</text:p>
      <text:p text:style-name="Text_20_body"><text:span text:style-name="T2">One alternative approach is not to return the string, but to take it as an output function argument. The compiler could then use argument-type deduction, and you wouldn’t need to specify all those template arguments. </text:span><text:span text:style-name="Strong_20_Emphasis"><text:span text:style-name="T14">Write a version of </text:span></text:span><text:span text:style-name="Code_20_Bold"><text:span text:style-name="T12">to_string</text:span></text:span><text:span text:style-name="Strong_20_Emphasis"><text:span text:style-name="T14"> that takes the same template parameters</text:span></text:span><text:span text:style-name="T2"> but takes two function arguments: the value to convert and the destination string. </text:span><text:span text:style-name="Strong_20_Emphasis"><text:span text:style-name="T14">Write a demonstration program</text:span></text:span><text:span text:style-name="T2"> to show how much simpler this function is to use. Listing 56-14 shows my solution.</text:span></text:p>
      <text:p text:style-name="Code_20_Caption"><text:span text:style-name="T16">Listing 56-14.</text:span> Passing the Destination String As an Argument to <text:span text:style-name="Code_20_Inline"><text:span text:style-name="T18">to_string</text:span></text:span></text:p>
      <text:p text:style-name="Code">#include &lt;ostream&gt; // for the &lt;&lt; operator</text:p>
      <text:p text:style-name="Code">#include &lt;sstream&gt; // for ostringstream</text:p>
      <text:p text:style-name="Code">#include &lt;string&gt; <text:s/>// for string</text:p>
      <text:p text:style-name="Code">#include "from_string.hpp"</text:p>
      <text:p text:style-name="Code"/>
      <text:p text:style-name="Code">template&lt;class T, class Char, class Traits, class Allocator&gt;</text:p>
      <text:p text:style-name="Code">void to_string(T const&amp; obj, std::basic_string&lt;Char, Traits, Allocator&gt;&amp; result)</text:p>
      <text:p text:style-name="Code">{</text:p>
      <text:p text:style-name="Code"><text:span text:style-name="T17"><text:s text:c="2"/></text:span>std::basic_ostringstream&lt;Char, Traits&gt; out{};</text:p>
      <text:p text:style-name="Code"><text:soft-page-break/><text:span text:style-name="T17"><text:s text:c="2"/></text:span>out &lt;&lt; obj;</text:p>
      <text:p text:style-name="Code"><text:span text:style-name="T17"><text:s text:c="2"/></text:span>result = out.str();</text:p>
      <text:p text:style-name="Code">}</text:p>
      <text:p text:style-name="Code"/>
      <text:p text:style-name="Code">int main()</text:p>
      <text:p text:style-name="Code">{</text:p>
      <text:p text:style-name="Code"><text:span text:style-name="T17"><text:s text:c="4"/></text:span>std::string str{};</text:p>
      <text:p text:style-name="Code"><text:span text:style-name="T17"><text:s text:c="4"/></text:span>to_string(42, str);</text:p>
      <text:p text:style-name="Code"><text:span text:style-name="T17"><text:s text:c="4"/></text:span>int value(from_string&lt;int&gt;(str));</text:p>
      <text:p text:style-name="Code">}</text:p>
      <text:p text:style-name="P5">On the other hand, if you want to use the string in an expression, you still need to declare a temporary variable just to hold the string.</text:p>
      <text:p text:style-name="Text_20_body"><text:span text:style-name="T2">Another way to approach this problem is to specify </text:span><text:span text:style-name="Code_20_Inline"><text:span text:style-name="T2">std::string</text:span></text:span><text:span text:style-name="T2"> or </text:span><text:span text:style-name="Code_20_Inline"><text:span text:style-name="T2">std::wstring</text:span></text:span><text:span text:style-name="T2"> as the sole template argument. The compiler can deduce the type of the object you want to convert. The </text:span><text:span text:style-name="Code_20_Inline"><text:span text:style-name="T2">basic_string</text:span></text:span><text:span text:style-name="T2"> template has member typedefs for its template parameters, so you can use those to discover the traits and allocator types. The </text:span><text:span text:style-name="Code_20_Inline"><text:span text:style-name="T2">to_string</text:span></text:span><text:span text:style-name="T2"> function returns the string type and takes an argument of the object type. Both types need to be template parameters. </text:span><text:span text:style-name="Strong_20_Emphasis"><text:span text:style-name="T14">Which parameter should be first?</text:span></text:span><text:span text:style-name="T2"> Listing 56-15 shows the latest incarnation of </text:span><text:span text:style-name="Code_20_Inline"><text:span text:style-name="T2">to_string</text:span></text:span><text:span text:style-name="T2">, which now takes two template parameters: the string type, and the object type.</text:span></text:p>
      <text:p text:style-name="Code_20_Caption"><text:span text:style-name="T16">Listing 56-15.</text:span> Improving the Calling Interface of <text:span text:style-name="Code_20_Inline"><text:span text:style-name="T18">to_string</text:span></text:span></text:p>
      <text:p text:style-name="Code">#include &lt;ostream&gt; // for the &lt;&lt; operator</text:p>
      <text:p text:style-name="Code">#include &lt;sstream&gt; // for ostringstream</text:p>
      <text:p text:style-name="Code"/>
      <text:p text:style-name="Code">template&lt;class String, class T&gt;</text:p>
      <text:p text:style-name="Code">String to_string(T const&amp; obj)</text:p>
      <text:p text:style-name="Code">{</text:p>
      <text:p text:style-name="Code"><text:span text:style-name="T17"><text:s text:c="2"/></text:span>std::basic_ostringstream&lt;typename String::value_type,</text:p>
      <text:p text:style-name="Code"><text:span text:style-name="T17"><text:s text:c="27"/></text:span>typename String::traits_type&gt; out{};</text:p>
      <text:p text:style-name="Code"><text:span text:style-name="T17"><text:s text:c="2"/></text:span>out &lt;&lt; obj;</text:p>
      <text:p text:style-name="Code"><text:span text:style-name="T17"><text:s text:c="2"/></text:span>return out.str();</text:p>
      <text:p text:style-name="Code">}</text:p>
      <text:p text:style-name="Text_20_body"><text:span text:style-name="T2">Remember </text:span><text:span text:style-name="Code_20_Inline"><text:span text:style-name="T2">typename</text:span></text:span><text:span text:style-name="T2"> from Exploration 53? The compiler doesn’t know that </text:span><text:span text:style-name="Code_20_Inline"><text:span text:style-name="T2">String::value_type</text:span></text:span><text:span text:style-name="T2"> is names a type. A specialization of </text:span><text:span text:style-name="Code_20_Inline"><text:span text:style-name="T2">basic_ostringstream</text:span></text:span><text:span text:style-name="T2"> could declare it to be anything. The </text:span><text:span text:style-name="Code_20_Inline"><text:span text:style-name="T2">typename</text:span></text:span><text:span text:style-name="T2"> keyword tells the compiler that you know the name is for a type. Calling this form of </text:span><text:span text:style-name="Code_20_Inline"><text:span text:style-name="T2">to_string</text:span></text:span><text:span text:style-name="T2"> is straightforward:</text:span></text:p>
      <text:p text:style-name="Code">to_string&lt;std::string&gt;(42);</text:p>
      <text:p text:style-name="Text_20_body"><text:span text:style-name="T2">This form seems to strike the best balance between flexibility and ease-of-use. But can we add some more formatting flexibility? Should we add width and fill characters? Field adjustment? Hexadecimal or octal? What if </text:span><text:span text:style-name="Code_20_Inline"><text:span text:style-name="T2">to_string</text:span></text:span><text:span text:style-name="T2"> takes </text:span><text:span text:style-name="Code_20_Inline"><text:span text:style-name="T2">std::ios_base::fmtflags</text:span></text:span><text:span text:style-name="T2"> as an argument, and the caller can specify any formatting flags? What should be the default? Listing 56-16 shows what happens when the author goes overboard.</text:span></text:p>
      <text:p text:style-name="Code_20_Caption"><text:span text:style-name="T16">Listing 56-16.</text:span> Making <text:span text:style-name="Code_20_Inline"><text:span text:style-name="T18">to_string</text:span></text:span><text:span text:style-name="T19"> too complicated</text:span></text:p>
      <text:p text:style-name="Code">#include &lt;ios&gt;</text:p>
      <text:p text:style-name="Code"><text:soft-page-break/>#include &lt;ostream&gt; // for the &lt;&lt; operator</text:p>
      <text:p text:style-name="Code">#include &lt;sstream&gt; // for ostringstream</text:p>
      <text:p text:style-name="Code"/>
      <text:p text:style-name="Code">template&lt;class String, class T&gt;</text:p>
      <text:p text:style-name="Code">String to_string(T const&amp; obj,</text:p>
      <text:p text:style-name="Code"><text:span text:style-name="T17"><text:s text:c="2"/></text:span>std::ios_base::fmtflags flags = std::ios_base::fmtflags{},</text:p>
      <text:p text:style-name="Code"><text:span text:style-name="T17"><text:s text:c="2"/></text:span>int width = 0,</text:p>
      <text:p text:style-name="Code"><text:span text:style-name="T17"><text:s text:c="2"/></text:span>char fill = ' ')</text:p>
      <text:p text:style-name="Code">{</text:p>
      <text:p text:style-name="Code"><text:span text:style-name="T17"><text:s text:c="2"/></text:span>std::basic_ostringstream&lt;typename String::value_type,</text:p>
      <text:p text:style-name="Code"><text:span text:style-name="T17"><text:s text:c="27"/></text:span>typename String::traits_type&gt; out{};</text:p>
      <text:p text:style-name="Code"><text:span text:style-name="T17"><text:s text:c="2"/></text:span>out.<text:change text:change-id="ct136392976"/>f<text:change-start text:change-id="ct137670800"/><text:span text:style-name="T22">lags</text:span><text:change-end text:change-id="ct137670800"/>(flags);</text:p>
      <text:p text:style-name="Code"><text:span text:style-name="T17"><text:s text:c="2"/></text:span>out.width(width);</text:p>
      <text:p text:style-name="Code"><text:span text:style-name="T17"><text:s text:c="2"/></text:span>out.fill(fill);</text:p>
      <text:p text:style-name="Code"><text:span text:style-name="T17"><text:s text:c="2"/></text:span>out &lt;&lt; obj;</text:p>
      <text:p text:style-name="Code"><text:span text:style-name="T17"><text:s text:c="2"/></text:span>return out.str();</text:p>
      <text:p text:style-name="Code">}</text:p>
      <text:p text:style-name="Text_20_body"><text:span text:style-name="T2">Listing 56-17 shows some examples of calling this form of </text:span><text:span text:style-name="Code_20_Inline"><text:span text:style-name="T2">to_string</text:span></text:span><text:span text:style-name="T2">.</text:span></text:p>
      <text:p text:style-name="Code_20_Caption"><text:span text:style-name="T16">Listing 56-17.</text:span> Calling <text:span text:style-name="Code_20_Inline"><text:span text:style-name="T18">to_string</text:span></text:span></text:p>
      <text:p text:style-name="Code">#include &lt;iostream&gt;</text:p>
      <text:p text:style-name="Code">#include "to_string.hpp"</text:p>
      <text:p text:style-name="Code"/>
      <text:p text:style-name="Code">int main()</text:p>
      <text:p text:style-name="Code">{</text:p>
      <text:p text:style-name="Code"><text:span text:style-name="T17"><text:s text:c="2"/></text:span>std::cout &lt;&lt; to_string&lt;std::string&gt;(42, std::ios_base::hex) &lt;&lt; '\n';</text:p>
      <text:p text:style-name="Code"><text:span text:style-name="T17"><text:s text:c="2"/></text:span>std::cout &lt;&lt; to_string&lt;std::string&gt;(42.0, std::ios_base::scientific, 10) &lt;&lt; '\n';</text:p>
      <text:p text:style-name="Code"><text:span text:style-name="T17"><text:s text:c="2"/></text:span>std::cout &lt;&lt; to_string&lt;std::string&gt;(true, std::ios_base::boolalpha) &lt;&lt; '\n';</text:p>
      <text:p text:style-name="Code">}</text:p>
      <text:p text:style-name="P5">You should see the following as output:</text:p>
      <text:p text:style-name="Results">2<text:change-start text:change-id="ct140135136"/><text:span text:style-name="T23">a</text:span><text:change-end text:change-id="ct140135136"/><text:change text:change-id="ct128763360"/></text:p>
      <text:p text:style-name="Results">4.200000e+01</text:p>
      <text:p text:style-name="Results">true</text:p>
      <text:p text:style-name="Text_20_body"><text:span text:style-name="T2">That concludes part 3. </text:span>Time for a project.<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c7234"/>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56 </text:span><text:span text:style-name="MT2"></text:span><text:span text:style-name="MT3"> Text I/O</text:span></text:p>
      </style:header>
      <style:header-left style:display="false">
        <text:p text:style-name="Header"><text:span text:style-name="MT3">CHAPTER 56 </text:span><text:span text:style-name="MT2"></text:span><text:span text:style-name="MT3"> Text I/O</text:span></text:p>
      </style:header-left>
      <style:footer>
        <text:p text:style-name="MP2"><text:page-number text:select-page="current">11</text:page-number></text:p>
      </style:footer>
      <style:footer-left style:display="false">
        <text:p text:style-name="Footer"><text:page-number text:select-page="current">12</text:page-number></text:p>
      </style:footer-left>
    </style:master-page>
    <style:master-page style:name="First_20_Page" style:display-name="First Page" style:page-layout-name="Mpm2" style:next-style-name="Standard">
      <style:header>
        <text:tracked-changes>
          <text:changed-region xml:id="ct130674496" text:id="ct130674496">
            <text:deletion>
              <office:change-info>
                <dc:creator>Ray Lischner</dc:creator>
                <dc:date>2013-11-09T00:06:00</dc:date>
              </office:change-info>
              <text:p text:style-name="Chapter_20_Number">C H A P T E R</text:p>
            </text:deletion>
          </text:changed-region>
          <text:changed-region xml:id="ct130754640" text:id="ct130754640">
            <text:insertion>
              <office:change-info>
                <dc:creator>Ray Lischner</dc:creator>
                <dc:date>2013-11-09T00:06: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30674496"/><text:change-start text:change-id="ct130754640"/><text:span text:style-name="MT4">E X P L O R A T I O N</text:span><text:change-end text:change-id="ct130754640"/> <text:s/>5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10:08:00</meta:creation-date>
    <dc:creator>Ray Lischner</dc:creator>
    <dc:date>2013-11-09T00:36:22</dc:date>
    <meta:print-date>2009-03-19T10:05:00</meta:print-date>
    <meta:editing-cycles>12</meta:editing-cycles>
    <meta:editing-duration>PT47M27S</meta:editing-duration>
    <meta:generator>LibreOffice/4.0-5$Linux_X86_64 LibreOffice_project/400m0$Build-305</meta:generator>
    <meta:document-statistic meta:table-count="0" meta:image-count="0" meta:object-count="0" meta:page-count="13" meta:paragraph-count="441" meta:word-count="3694" meta:character-count="25128" meta:non-whitespace-character-count="20315"/>
    <meta:user-defined meta:name="Chapter Number">56</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